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3.5cm" svg:x="0cm" svg:y="1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3.504cm" svg:height="13.528cm" svg:x="0cm" svg:y="0.0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23.5cm" svg:height="13.5cm" svg:x="23.4cm" svg:y="0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23.5cm" svg:height="13.5cm" svg:x="23.4cm" svg:y="13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7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22:44:21.901542986</dc:date>
    <meta:editing-duration>PT3H57M40S</meta:editing-duration>
    <meta:editing-cycles>16</meta:editing-cycles>
    <meta:generator>LibreOffice/6.1.4.2$Linux_X86_64 LibreOffice_project/1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402cm" svg:y="0.406cm" chart:style-name="ch2">
          <text:p>FT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672cm" svg:height="9.949cm"/>
          <chart:axis chart:dimension="x" chart:name="primary-x" chart:style-name="ch5" chartooo:axis-type="auto">
            <chartooo:date-scale/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series chart:style-name="ch12" chart:values-cell-range-address="local-table.$E$2:.$E$10" chart:label-cell-address="local-table.$E$1" chart:class="chart:line">
            <chart:data-point chart:repeated="9"/>
          </chart:series>
          <chart:series chart:style-name="ch13" chart:values-cell-range-address="local-table.$F$2:.$F$10" chart:label-cell-address="local-table.$F$1" chart:class="chart:line">
            <chart:data-point chart:repeated="9"/>
          </chart:series>
          <chart:series chart:style-name="ch14" chart:values-cell-range-address="local-table.$G$2:.$G$10" chart:label-cell-address="local-table.$G$1" chart:class="chart:line">
            <chart:data-point chart:repeated="9"/>
          </chart:series>
          <chart:series chart:style-name="ch15" chart:values-cell-range-address="local-table.$H$2:.$H$10" chart:label-cell-address="local-table.$H$1" chart:class="chart:line">
            <chart:data-point chart:repeated="9"/>
          </chart:series>
          <chart:series chart:style-name="ch16" chart:values-cell-range-address="local-table.$I$2:.$I$10" chart:label-cell-address="local-table.$I$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38.297">
                <text:p>38.297</text:p>
              </table:table-cell>
              <table:table-cell office:value-type="float" office:value="36.904">
                <text:p>36.904</text:p>
              </table:table-cell>
              <table:table-cell office:value-type="float" office:value="37.548">
                <text:p>37.548</text:p>
              </table:table-cell>
              <table:table-cell office:value-type="float" office:value="37.24">
                <text:p>37.24</text:p>
              </table:table-cell>
              <table:table-cell office:value-type="float" office:value="37.308">
                <text:p>37.308</text:p>
              </table:table-cell>
              <table:table-cell office:value-type="float" office:value="39.083">
                <text:p>39.08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5cm" svg:height="13.529cm" xlink:href="." xlink:type="simple" chart:class="chart:scatter" chart:style-name="ch1">
        <chart:title svg:x="11.391cm" svg:y="0.406cm" chart:style-name="ch2">
          <text:p>BT</text:p>
        </chart:title>
        <chart:legend chart:legend-position="end" svg:x="20.435cm" svg:y="4.722cm" style:legend-expansion="high" chart:style-name="ch3"/>
        <chart:plot-area chart:style-name="ch4" chart:data-source-has-labels="both" svg:x="1.481cm" svg:y="1.455cm" svg:width="18.484cm" svg:height="10.823cm">
          <chartooo:coordinate-region svg:x="2.102cm" svg:y="1.654cm" svg:width="17.49cm" svg:height="9.977cm"/>
          <chart:axis chart:dimension="x" chart:name="primary-x" chart:style-name="ch5" chartooo:axis-type="auto">
            <chart:title svg:x="10.269cm" svg:y="12.548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7.796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.437">
                <text:p>156.437</text:p>
              </table:table-cell>
              <table:table-cell office:value-type="float" office:value="156.714">
                <text:p>156.714</text:p>
              </table:table-cell>
              <table:table-cell office:value-type="float" office:value="157.438">
                <text:p>157.438</text:p>
              </table:table-cell>
              <table:table-cell office:value-type="float" office:value="165.992">
                <text:p>165.992</text:p>
              </table:table-cell>
              <table:table-cell office:value-type="float" office:value="157.156">
                <text:p>157.156</text:p>
              </table:table-cell>
              <table:table-cell office:value-type="float" office:value="158.825">
                <text:p>158.8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336cm" svg:y="0.406cm" chart:style-name="ch2">
          <text:p>CG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672cm" svg:height="9.949cm"/>
          <chart:axis chart:dimension="x" chart:name="primary-x" chart:style-name="ch5" chartooo:axis-type="auto">
            <chartooo:date-scale/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series chart:style-name="ch12" chart:values-cell-range-address="local-table.$E$2:.$E$10" chart:label-cell-address="local-table.$E$1" chart:class="chart:line">
            <chart:data-point chart:repeated="9"/>
          </chart:series>
          <chart:series chart:style-name="ch13" chart:values-cell-range-address="local-table.$F$2:.$F$10" chart:label-cell-address="local-table.$F$1" chart:class="chart:line">
            <chart:data-point chart:repeated="9"/>
          </chart:series>
          <chart:series chart:style-name="ch14" chart:values-cell-range-address="local-table.$G$2:.$G$10" chart:label-cell-address="local-table.$G$1" chart:class="chart:line">
            <chart:data-point chart:repeated="9"/>
          </chart:series>
          <chart:series chart:style-name="ch15" chart:values-cell-range-address="local-table.$H$2:.$H$10" chart:label-cell-address="local-table.$H$1" chart:class="chart:line">
            <chart:data-point chart:repeated="9"/>
          </chart:series>
          <chart:series chart:style-name="ch16" chart:values-cell-range-address="local-table.$I$2:.$I$10" chart:label-cell-address="local-table.$I$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69.97">
                <text:p>69.97</text:p>
              </table:table-cell>
              <table:table-cell office:value-type="float" office:value="69.623">
                <text:p>69.623</text:p>
              </table:table-cell>
              <table:table-cell office:value-type="float" office:value="72.501">
                <text:p>72.501</text:p>
              </table:table-cell>
              <table:table-cell office:value-type="float" office:value="69.842">
                <text:p>69.842</text:p>
              </table:table-cell>
              <table:table-cell office:value-type="float" office:value="66.779">
                <text:p>66.779</text:p>
              </table:table-cell>
              <table:table-cell office:value-type="float" office:value="67.567">
                <text:p>67.567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svg:stroke-width="0.212cm" svg:stroke-color="#ff0000" draw:fill-color="#ff0000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362cm" svg:y="0.406cm" chart:style-name="ch2">
          <text:p>UA</text:p>
        </chart:title>
        <chart:legend chart:legend-position="end" svg:x="21.231cm" svg:y="4.708cm" style:legend-expansion="high" chart:style-name="ch3"/>
        <chart:plot-area chart:style-name="ch4" chart:data-source-has-labels="both" svg:x="1.387cm" svg:y="1.546cm" svg:width="19.202cm" svg:height="10.635cm">
          <chartooo:coordinate-region svg:x="3.04cm" svg:y="1.746cm" svg:width="17.362cm" svg:height="9.788cm"/>
          <chart:axis chart:dimension="x" chart:name="primary-x" chart:style-name="ch5" chartooo:axis-type="auto">
            <chart:title svg:x="10.534cm" svg:y="12.451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357cm" svg:y="7.793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.641">
                <text:p>183.641</text:p>
              </table:table-cell>
              <table:table-cell office:value-type="float" office:value="182.183">
                <text:p>182.183</text:p>
              </table:table-cell>
              <table:table-cell office:value-type="float" office:value="182.149">
                <text:p>182.149</text:p>
              </table:table-cell>
              <table:table-cell office:value-type="float" office:value="198.312">
                <text:p>198.312</text:p>
              </table:table-cell>
              <table:table-cell office:value-type="float" office:value="188.818">
                <text:p>188.818</text:p>
              </table:table-cell>
              <table:table-cell office:value-type="float" office:value="193.49">
                <text:p>193.49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